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automatic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3F3F3F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top="none" fo:border-bottom="thin solid #3F3F3F" fo:border-left="thin solid #3F3F3F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none" fo:border-bottom="thin solid #3F3F3F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top="thin solid #3F3F3F" fo:border-bottom="thin solid #3F3F3F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top="thin solid #3F3F3F" fo:border-bottom="thin solid #3F3F3F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6">
      <style:table-cell-properties fo:border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top="thin solid #3F3F3F" fo:border-bottom="none" fo:border-left="none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-top="thin solid #3F3F3F" fo:border-bottom="none" fo:border-left="thin solid #3F3F3F" fo:border-right="thin solid #3F3F3F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-top="thin solid #3F3F3F" fo:border-bottom="none" fo:border-left="thin solid #3F3F3F" fo:border-right="none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8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table:number-columns-repeated="5" table:style-name="ce2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Previsió</text:p>
          </table:table-cell>
          <table:table-cell office:value-type="string" table:style-name="ce5">
            <text:p>Temps</text:p>
          </table:table-cell>
          <table:table-cell office:value-type="string" table:style-name="ce6">
            <text:p>Data d'implementació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7">
            <text:p>Fer mòdul background per l'scroll</text:p>
          </table:table-cell>
          <table:table-cell table:number-columns-repeated="2" table:style-name="ce8"/>
          <table:table-cell office:value-type="string" table:style-name="ce9">
            <text:p>5 h</text:p>
          </table:table-cell>
          <table:table-cell office:value-type="date" office:date-value="2019-03-29T00:00:00" table:style-name="ce10">
            <text:p>29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musica modulos</text:p>
          </table:table-cell>
          <table:table-cell office:value-type="string" table:style-name="ce12">
            <text:p>Ferran, Jose, Adriá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3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rreglar Salto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0:30 h</text:p>
          </table:table-cell>
          <table:table-cell office:value-type="date" office:date-value="2019-04-01T00:00:00" table:style-name="ce10">
            <text:p>0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acer Hadoken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2h</text:p>
          </table:table-cell>
          <table:table-cell office:value-type="date" office:date-value="2019-04-04T00:00:00" table:style-name="ce10">
            <text:p>0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Modulo player 2</text:p>
          </table:table-cell>
          <table:table-cell office:value-type="string" table:style-name="ce12">
            <text:p>Jose, 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1h</text:p>
          </table:table-cell>
          <table:table-cell office:value-type="date" office:date-value="2019-04-04T00:00:00" table:style-name="ce10">
            <text:p>0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itbox hdk</text:p>
          </table:table-cell>
          <table:table-cell office:value-type="string" table:style-name="ce12">
            <text:p>Jose, Ferran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45 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olpear al oponente con hdk y animacion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1 h</text:p>
          </table:table-cell>
          <table:table-cell table:style-name="ce13"/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Make players collide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30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máquina de estados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5 h</text:p>
          </table:table-cell>
          <table:table-cell office:value-type="string" table:style-name="ce13">
            <text:p>9 h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Players shouldnt move beyond camera</text:p>
          </table:table-cell>
          <table:table-cell office:value-type="string" table:style-name="ce12">
            <text:p>Adrià</text:p>
          </table:table-cell>
          <table:table-cell office:value-type="string" table:style-name="ce12">
            <text:p>0:35h</text:p>
          </table:table-cell>
          <table:table-cell office:value-type="string" table:style-name="ce13">
            <text:p>0:20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background colliders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1h</text:p>
          </table:table-cell>
          <table:table-cell office:value-type="string" table:style-name="ce13">
            <text:p>1:45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Fade out fade in</text:p>
          </table:table-cell>
          <table:table-cell office:value-type="string" table:style-name="ce12">
            <text:p>Adriá</text:p>
          </table:table-cell>
          <table:table-cell office:value-type="string" table:style-name="ce15">
            <text:p>0:30 h</text:p>
          </table:table-cell>
          <table:table-cell office:value-type="string" table:style-name="ce13">
            <text:p>0:45 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colliders detection</text:p>
          </table:table-cell>
          <table:table-cell office:value-type="string" table:style-name="ce12">
            <text:p>Adriá</text:p>
          </table:table-cell>
          <table:table-cell office:value-type="string" table:style-name="ce15">
            <text:p>0:30 h</text:p>
          </table:table-cell>
          <table:table-cell office:value-type="string" table:style-name="ce13">
            <text:p>1:10 h</text:p>
          </table:table-cell>
          <table:table-cell office:value-type="date" office:date-value="2019-04-09T00:00:00" table:style-name="ce10">
            <text:p>09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ing detection formula</text:p>
          </table:table-cell>
          <table:table-cell office:value-type="string" table:style-name="ce12">
            <text:p>Adrià</text:p>
          </table:table-cell>
          <table:table-cell office:value-type="string" table:style-name="ce12">
            <text:p>0:20h</text:p>
          </table:table-cell>
          <table:table-cell office:value-type="string" table:style-name="ce13">
            <text:p>0:20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xed camera scrolling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0:30h</text:p>
          </table:table-cell>
          <table:table-cell office:value-type="string" table:style-name="ce13">
            <text:p>0:15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Improving “add bounds to stage” function</text:p>
          </table:table-cell>
          <table:table-cell office:value-type="string" table:style-name="ce12">
            <text:p>Adria</text:p>
          </table:table-cell>
          <table:table-cell office:value-type="string" table:style-name="ce12">
            <text:p>1h</text:p>
          </table:table-cell>
          <table:table-cell office:value-type="string" table:style-name="ce13">
            <text:p>1:15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2">
          <table:table-cell office:value-type="string" table:style-name="ce11">
            <text:p>Maquetar proyecte final per fer les tasques Handout 5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1:30 h</text:p>
          </table:table-cell>
          <table:table-cell office:value-type="string" table:style-name="ce13">
            <text:p>2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er Welcome Pag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30 h</text:p>
          </table:table-cell>
          <table:table-cell office:value-type="string" table:style-name="ce13">
            <text:p>1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anviar spritesheets escenaris Handout</text:p>
          </table:table-cell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er End Battle Screen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30 h</text:p>
          </table:table-cell>
          <table:table-cell office:value-type="string" table:style-name="ce13">
            <text:p>0:20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orregir errores del commit Ferrán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-</text:p>
          </table:table-cell>
          <table:table-cell office:value-type="string" table:style-name="ce13">
            <text:p>0:45 h</text:p>
          </table:table-cell>
          <table:table-cell office:value-type="date" office:date-value="2019-03-31T00:00:00" table:style-name="ce10">
            <text:p>31/03/2019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office:value-type="string" table:style-name="ce11">
            <text:p>Hacer que el tiempo de las animaciones se cuente por frames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1 h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4">
          <table:table-cell office:value-type="string" table:style-name="ce11">
            <text:p>Añadir logica para tener diferentes hitboxes en cada fram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3:00 h</text:p>
          </table:table-cell>
          <table:table-cell office:value-type="string" table:style-name="ce13">
            <text:p>3:30 h</text:p>
          </table:table-cell>
          <table:table-cell office:value-type="date" office:date-value="2019-04-13T00:00:00" table:style-name="ce10">
            <text:p>13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Ken stage</text:p>
          </table:table-cell>
          <table:table-cell office:value-type="string" table:style-name="ce12">
            <text:p>Jose</text:p>
          </table:table-cell>
          <table:table-cell office:value-type="string" table:style-name="ce12">
            <text:p>3:00 h</text:p>
          </table:table-cell>
          <table:table-cell office:value-type="string" table:style-name="ce13">
            <text:p>5:00 h</text:p>
          </table:table-cell>
          <table:table-cell office:value-type="date" office:date-value="2019-04-09T00:00:00" table:style-name="ce10">
            <text:p>09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Jose</text:p>
          </table:table-cell>
          <table:table-cell table:style-name="ce12"/>
          <table:table-cell office:value-type="string" table:style-name="ce13">
            <text:p>3 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Adriá</text:p>
          </table:table-cell>
          <table:table-cell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General improvement of code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0 min</text:p>
          </table:table-cell>
          <table:table-cell office:value-type="string" table:style-name="ce13">
            <text:p>45 min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objeto frame</text:p>
          </table:table-cell>
          <table:table-cell office:value-type="string" table:style-name="ce12">
            <text:p>Rafa</text:p>
          </table:table-cell>
          <table:table-cell office:value-type="string" table:style-name="ce12">
            <text:p>0:20 h</text:p>
          </table:table-cell>
          <table:table-cell office:value-type="string" table:style-name="ce13">
            <text:p>0:30 h</text:p>
          </table:table-cell>
          <table:table-cell office:value-type="date" office:date-value="2019-04-14T00:00:00" table:style-name="ce16">
            <text:p>14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Fijar la cámara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4 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Hacer colisiones con proyectiles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2 h</text:p>
          </table:table-cell>
          <table:table-cell office:value-type="string" table:style-name="ce13">
            <text:p>4 h</text:p>
          </table:table-cell>
          <table:table-cell office:value-type="date" office:date-value="2019-04-07T00:00:00" table:style-name="ce10">
            <text:p>07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Cambiar módulo Honda por Sagat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30 min</text:p>
          </table:table-cell>
          <table:table-cell office:value-type="string" table:style-name="ce13">
            <text:p>2 h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ñadir tipo hit en colliders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30 min</text:p>
          </table:table-cell>
          <table:table-cell office:value-type="string" table:style-name="ce13">
            <text:p>20 min</text:p>
          </table:table-cell>
          <table:table-cell office:value-type="date" office:date-value="2019-04-08T00:00:00" table:style-name="ce10">
            <text:p>08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Arreglar hitbox Hadoken Player 2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1 h</text:p>
          </table:table-cell>
          <table:table-cell office:value-type="string" table:style-name="ce13">
            <text:p>45 min</text:p>
          </table:table-cell>
          <table:table-cell office:value-type="date" office:date-value="2019-04-06T00:00:00" table:style-name="ce10">
            <text:p>06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1">
            <text:p>Poner frames de cada movimiento</text:p>
          </table:table-cell>
          <table:table-cell office:value-type="string" table:style-name="ce12">
            <text:p>Ferran</text:p>
          </table:table-cell>
          <table:table-cell office:value-type="string" table:style-name="ce12">
            <text:p>5 h</text:p>
          </table:table-cell>
          <table:table-cell office:value-type="string" table:style-name="ce13">
            <text:p>1 h 30 min</text:p>
          </table:table-cell>
          <table:table-cell office:value-type="date" office:date-value="2019-04-11T00:00:00" table:style-name="ce10">
            <text:p>11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7">
            <text:p>Fijar objetos en la parte delantera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30 min</text:p>
          </table:table-cell>
          <table:table-cell office:value-type="string" table:style-name="ce19">
            <text:p>20 min</text:p>
          </table:table-cell>
          <table:table-cell office:value-type="date" office:date-value="2019-04-12T00:00:00" table:style-name="ce10">
            <text:p>12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rreglar colisiones con las parede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20 min</text:p>
          </table:table-cell>
          <table:table-cell office:value-type="string" table:style-name="ce14">
            <text:p>2 h 3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3">
          <table:table-cell office:value-type="string" table:style-name="ce14">
            <text:p>Implementar máquina de estados en Player 2</text:p>
          </table:table-cell>
          <table:table-cell office:value-type="string" table:style-name="ce14">
            <text:p>Ferran, Jose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2h 3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20">
            <text:p>Module font implemented</text:p>
          </table:table-cell>
          <table:table-cell office:value-type="string" table:style-name="ce20">
            <text:p>Ferran</text:p>
          </table:table-cell>
          <table:table-cell office:value-type="string" table:style-name="ce20">
            <text:p>30 min</text:p>
          </table:table-cell>
          <table:table-cell office:value-type="string" table:style-name="ce20">
            <text:p>45 min</text:p>
          </table:table-cell>
          <table:table-cell office:value-type="date" office:date-value="2019-04-15T00:00:00" table:style-name="ce21">
            <text:p>15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Semimplementación del marcador del tiempo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3 h</text:p>
          </table:table-cell>
          <table:table-cell office:value-type="date" office:date-value="2019-04-15T00:00:00" table:style-name="ce10">
            <text:p>15/04/2019</text:p>
          </table:table-cell>
          <table:table-cell table:number-columns-repeated="2" table:style-name="ce3"/>
          <table:table-cell table:number-columns-repeated="16377"/>
        </table:table-row>
        <table:table-row table:style-name="ro5">
          <table:table-cell office:value-type="string" table:style-name="ce14">
            <text:p>Añadir logica para añadir y eliminar las hitboxes de cada frame en los personaje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2 h</text:p>
          </table:table-cell>
          <table:table-cell office:value-type="string" table:style-name="ce14">
            <text:p>1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Temporizador de pelea</text:p>
          </table:table-cell>
          <table:table-cell office:value-type="string" table:style-name="ce14">
            <text:p>Jose, Ferran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0:20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Cambian orientacion hadoken player 2</text:p>
          </table:table-cell>
          <table:table-cell office:value-type="string" table:style-name="ce14">
            <text:p>Jose</text:p>
          </table:table-cell>
          <table:table-cell office:value-type="string" table:style-name="ce14">
            <text:p>1h</text:p>
          </table:table-cell>
          <table:table-cell office:value-type="string" table:style-name="ce14">
            <text:p>1 h</text:p>
          </table:table-cell>
          <table:table-cell office:value-type="date" office:date-value="2019-04-16T00:00:00" table:style-name="ce16">
            <text:p>16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Implentación del UI y Blit del icono KO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1 h</text:p>
          </table:table-cell>
          <table:table-cell office:value-type="string" table:style-name="ce14">
            <text:p>3 h</text:p>
          </table:table-cell>
          <table:table-cell office:value-type="date" office:date-value="2019-04-16T00:00:00" table:style-name="ce10">
            <text:p>16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Trato del tiempo del tiempo de tareas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0 min</text:p>
          </table:table-cell>
          <table:table-cell office:value-type="string" table:style-name="ce14">
            <text:p>20 min</text:p>
          </table:table-cell>
          <table:table-cell office:value-type="date" office:date-value="2019-04-14T00:00:00" table:style-name="ce10">
            <text:p>14/04/20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Mover las imagenes de la wiki a la nueva carpeta de assets</text:p>
          </table:table-cell>
          <table:table-cell office:value-type="string" table:style-name="ce14">
            <text:p>Rafa</text:p>
          </table:table-cell>
          <table:table-cell office:value-type="string" table:style-name="ce14">
            <text:p>30 min</text:p>
          </table:table-cell>
          <table:table-cell office:value-type="string" table:style-name="ce14">
            <text:p>30 min</text:p>
          </table:table-cell>
          <table:table-cell office:value-type="date" office:date-value="2019-04-17T00:00:00" table:style-name="ce16">
            <text:p>17/04/19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Añadir camara inteligente</text:p>
          </table:table-cell>
          <table:table-cell office:value-type="string" table:style-name="ce14">
            <text:p>Jose, Adri, 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3 h</text:p>
          </table:table-cell>
          <table:table-cell table:style-name="ce14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4">
            <text:p>Recomponer las spritesheets de UI</text:p>
          </table:table-cell>
          <table:table-cell office:value-type="string" table:style-name="ce14">
            <text:p>Ferran</text:p>
          </table:table-cell>
          <table:table-cell office:value-type="string" table:style-name="ce14">
            <text:p>3 h</text:p>
          </table:table-cell>
          <table:table-cell office:value-type="string" table:style-name="ce14">
            <text:p>4 h</text:p>
          </table:table-cell>
          <table:table-cell office:value-type="date" office:date-value="2019-04-18T00:00:00" table:style-name="ce10">
            <text:p>18/04/2019</text:p>
          </table:table-cell>
          <table:table-cell table:number-columns-repeated="2" table:style-name="ce3"/>
          <table:table-cell table:number-columns-repeated="16377"/>
        </table:table-row>
        <table:table-row table:number-rows-repeated="18" table:style-name="ro1">
          <table:table-cell table:number-columns-repeated="5" table:style-name="ce14"/>
          <table:table-cell table:number-columns-repeated="2" table:style-name="ce3"/>
          <table:table-cell table:number-columns-repeated="16377"/>
        </table:table-row>
        <table:table-row table:number-rows-repeated="9" table:style-name="ro1">
          <table:table-cell table:number-columns-repeated="5" table:style-name="ce2"/>
          <table:table-cell table:number-columns-repeated="2" table:style-name="ce3"/>
          <table:table-cell table:number-columns-repeated="16377"/>
        </table:table-row>
        <table:table-row table:number-rows-repeated="117" table:style-name="ro6">
          <table:table-cell table:number-columns-repeated="7" table:style-name="ce3"/>
          <table:table-cell table:number-columns-repeated="16377"/>
        </table:table-row>
        <table:table-row table:number-rows-repeated="3" table:style-name="ro6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104837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18T18:59:10Z</dc:date>
    <meta:editing-cycles>16</meta:editing-cycles>
    <meta:editing-duration>PT16648S</meta:editing-duration>
  </office:meta>
</office:document-meta>
</file>